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10.32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2" table:default-cell-style-name="Gnumeric-default"/>
        <table:table-column table:style-name="co7" table:number-columns-repeated="121" table:default-cell-style-name="Gnumeric-default"/>
        <table:table-row table:style-name="ro1">
          <table:table-cell office:value-type="string">
            <text:p>num de serie</text:p>
          </table:table-cell>
          <table:table-cell office:value-type="string">
            <text:p>marca</text:p>
          </table:table-cell>
          <table:table-cell office:value-type="string">
            <text:p>modelo</text:p>
          </table:table-cell>
          <table:table-cell office:value-type="string">
            <text:p>tipo</text:p>
          </table:table-cell>
          <table:table-cell office:value-type="string">
            <text:p>estado</text:p>
          </table:table-cell>
          <table:table-cell office:value-type="string">
            <text:p>falla</text:p>
          </table:table-cell>
          <table:table-cell office:value-type="string">
            <text:p>diagnostico</text:p>
          </table:table-cell>
          <table:table-cell table:number-columns-repeated="121"/>
        </table:table-row>
        <table:table-row table:style-name="ro1">
          <table:table-cell office:value-type="float" office:value="5249">
            <text:p>5249</text:p>
          </table:table-cell>
          <table:table-cell office:value-type="string">
            <text:p>HP</text:p>
          </table:table-cell>
          <table:table-cell office:value-type="string">
            <text:p>LASERJET 3390</text:p>
          </table:table-cell>
          <table:table-cell office:value-type="string">
            <text:p>MULTIFUNCIONAL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1">
          <table:table-cell office:value-type="string">
            <text:p>mfpCNG89B99B6</text:p>
          </table:table-cell>
          <table:table-cell office:value-type="string">
            <text:p>HP</text:p>
          </table:table-cell>
          <table:table-cell office:value-type="string">
            <text:p>LASERJET M1120</text:p>
          </table:table-cell>
          <table:table-cell office:value-type="string">
            <text:p>MULTIFUNCUONAL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G89B99BX</text:p>
          </table:table-cell>
          <table:table-cell office:value-type="string">
            <text:p>HP</text:p>
          </table:table-cell>
          <table:table-cell office:value-type="string">
            <text:p>LASER JET M1120 MEP</text:p>
          </table:table-cell>
          <table:table-cell office:value-type="string">
            <text:p>MULTIFIUNCIONAL</text:p>
          </table:table-cell>
          <table:table-cell office:value-type="string">
            <text:p>FU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B3P9V91</text:p>
          </table:table-cell>
          <table:table-cell office:value-type="string">
            <text:p>HP</text:p>
          </table:table-cell>
          <table:table-cell office:value-type="string">
            <text:p>SVP</text:p>
          </table:table-cell>
          <table:table-cell office:value-type="string">
            <text:p>SERVIDOR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1">
          <table:table-cell office:value-type="float" office:value="4272488749">
            <text:p>4272488749</text:p>
          </table:table-cell>
          <table:table-cell office:value-type="string">
            <text:p>ACER</text:p>
          </table:table-cell>
          <table:table-cell office:value-type="string">
            <text:p>INSPIRON 1501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office:value-type="string">
            <text:p>N/A</text:p>
          </table:table-cell>
          <table:table-cell table:style-name="ce1" office:value-type="string">
            <text:p>REQUIERE MANTENIMIENTO NIVEL SOFTWARE</text:p>
          </table:table-cell>
          <table:table-cell table:number-columns-repeated="121"/>
        </table:table-row>
        <table:table-row table:style-name="ro1">
          <table:table-cell office:value-type="string">
            <text:p>CNU8362148</text:p>
          </table:table-cell>
          <table:table-cell office:value-type="string">
            <text:p>HP</text:p>
          </table:table-cell>
          <table:table-cell office:value-type="string">
            <text:p>COMPAQ 6535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ENCIENDE PERO NO ARANCA SISTEMA NI BIOS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1">
          <table:table-cell office:value-type="string">
            <text:p>CND8416XKW</text:p>
          </table:table-cell>
          <table:table-cell office:value-type="string">
            <text:p>HP</text:p>
          </table:table-cell>
          <table:table-cell office:value-type="string">
            <text:p>PRESARIO C 700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NO ENCIENDE NI RECIBE CORRIENTE DESDE CARGADOR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1">
          <table:table-cell office:value-type="string">
            <text:p>CNU9444RFS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U9444RC2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MUESTRA FALLA EN DISCO DURO</text:p>
          </table:table-cell>
          <table:table-cell office:value-type="string">
            <text:p>REQUIERE CAMBIO DE DISCO DURO </text:p>
          </table:table-cell>
          <table:table-cell table:number-columns-repeated="121"/>
        </table:table-row>
        <table:table-row table:style-name="ro1">
          <table:table-cell office:value-type="string">
            <text:p>S240HL</text:p>
          </table:table-cell>
          <table:table-cell office:value-type="string">
            <text:p>ACER</text:p>
          </table:table-cell>
          <table:table-cell office:value-type="string">
            <text:p>S240HL ABID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AS0912141479</text:p>
          </table:table-cell>
          <table:table-cell office:value-type="string">
            <text:p>APC</text:p>
          </table:table-cell>
          <table:table-cell office:value-type="string">
            <text:p>SMART-UPS 1000</text:p>
          </table:table-cell>
          <table:table-cell office:value-type="string">
            <text:p>UPS</text:p>
          </table:table-cell>
          <table:table-cell office:value-type="string">
            <text:p>NO FUNCIONA</text:p>
          </table:table-cell>
          <table:table-cell office:value-type="string">
            <text:p>NO MUESTRA SIGNOS DE CARGA</text:p>
          </table:table-cell>
          <table:table-cell office:value-type="string">
            <text:p>PUEDE QUE LAS BATERIAS INTERNAS REQUIERAN REEMPLAZO </text:p>
          </table:table-cell>
          <table:table-cell table:number-columns-repeated="121"/>
        </table:table-row>
        <table:table-row table:style-name="ro1">
          <table:table-cell office:value-type="string">
            <text:p>AS1319126146</text:p>
          </table:table-cell>
          <table:table-cell office:value-type="string">
            <text:p>APC</text:p>
          </table:table-cell>
          <table:table-cell office:value-type="string">
            <text:p>UPS 1000VA</text:p>
          </table:table-cell>
          <table:table-cell office:value-type="string">
            <text:p>UPS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E32100901</text:p>
          </table:table-cell>
          <table:table-cell office:value-type="string">
            <text:p>HP</text:p>
          </table:table-cell>
          <table:table-cell office:value-type="string">
            <text:p>TONER(LASERJET CM1215 CP 1525) TONER</text:p>
          </table:table-cell>
          <table:table-cell/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Q5949A</text:p>
          </table:table-cell>
          <table:table-cell office:value-type="string">
            <text:p>HP</text:p>
          </table:table-cell>
          <table:table-cell office:value-type="string">
            <text:p>TONER(LASERJET 1160, 1320, 3390, 3392)</text:p>
          </table:table-cell>
          <table:table-cell office:value-type="string">
            <text:p>TONER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Z7LFHCLDC00213</text:p>
          </table:table-cell>
          <table:table-cell office:value-type="string">
            <text:p>SAMSUNG</text:p>
          </table:table-cell>
          <table:table-cell office:value-type="string">
            <text:p>S24C300HL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DN172006WG</text:p>
          </table:table-cell>
          <table:table-cell office:value-type="string">
            <text:p>CISCO</text:p>
          </table:table-cell>
          <table:table-cell office:value-type="string">
            <text:p>SF300-24</text:p>
          </table:table-cell>
          <table:table-cell office:value-type="string">
            <text:p>CONMUT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F9B76J9Z</text:p>
          </table:table-cell>
          <table:table-cell office:value-type="string">
            <text:p>HP</text:p>
          </table:table-cell>
          <table:table-cell office:value-type="string">
            <text:p>LASER JET CM2320LFMFIMEP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75L35464</text:p>
          </table:table-cell>
          <table:table-cell office:value-type="string">
            <text:p>HP</text:p>
          </table:table-cell>
          <table:table-cell office:value-type="string">
            <text:p>DESCKJET F4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181343KL</text:p>
          </table:table-cell>
          <table:table-cell office:value-type="string">
            <text:p>HP</text:p>
          </table:table-cell>
          <table:table-cell office:value-type="string">
            <text:p>DESCKJET 305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R70CM I70CM0990</text:p>
          </table:table-cell>
          <table:table-cell office:value-type="string">
            <text:p>FELLOWER</text:p>
          </table:table-cell>
          <table:table-cell office:value-type="string">
            <text:p>XX</text:p>
          </table:table-cell>
          <table:table-cell office:value-type="string">
            <text:p>TRITURADOR</text:p>
          </table:table-cell>
          <table:table-cell office:value-type="string">
            <text:p>NO FUNCIONA</text:p>
          </table:table-cell>
          <table:table-cell office:value-type="string">
            <text:p>NO PASA CORRIENTE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CN66JB410B</text:p>
          </table:table-cell>
          <table:table-cell office:value-type="string">
            <text:p>HP</text:p>
          </table:table-cell>
          <table:table-cell office:value-type="string">
            <text:p>C3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945A005M517700115</text:p>
          </table:table-cell>
          <table:table-cell office:value-type="string">
            <text:p>TRIP-LITE</text:p>
          </table:table-cell>
          <table:table-cell office:value-type="string">
            <text:p>UPS</text:p>
          </table:table-cell>
          <table:table-cell/>
          <table:table-cell office:value-type="string">
            <text:p>NO FUNCIONA</text:p>
          </table:table-cell>
          <table:table-cell office:value-type="string">
            <text:p>REVISAR BATERIAS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3B0941X03749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SB1030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3B0941X35955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3B0941X3595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1">
          <table:table-cell office:value-type="string">
            <text:p>3B0941X0370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3B0941X03685</text:p>
          </table:table-cell>
          <table:table-cell office:value-type="string">
            <text:p>APS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1">
          <table:table-cell office:value-type="string">
            <text:p>MXJ94803WT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FUNCIONA</text:p>
          </table:table-cell>
          <table:table-cell office:value-type="string">
            <text:p>FALTA PRENDER CON MONITOR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MXJ9470712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FUNCIONA</text:p>
          </table:table-cell>
          <table:table-cell office:value-type="string">
            <text:p>FALTA PRENDER CON MONITOR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SER13370214L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SER14280280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1">
          <table:table-cell office:value-type="string">
            <text:p>SER153205A6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1">
          <table:table-cell table:style-name="Default" table:number-columns-repeated="128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10:37:19</dc:date>
    <meta:creation-date>2015-03-17T14:46:12Z</meta:creation-date>
    <meta:editing-cycles>3</meta:editing-cycles>
    <meta:editing-duration>PT1M18S</meta:editing-duration>
    <meta:generator>LibreOffice/3.5$Linux_X86_64 LibreOffice_project/350m1$Build-2</meta:generator>
    <meta:document-statistic meta:table-count="1" meta:cell-count="232" meta:object-count="0"/>
  </office:meta>
</office:document-meta>
</file>